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9.34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6.154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/>
          <table:table-cell table:style-name="ce1" office:value-type="string" calcext:value-type="string">
            <text:p>xn</text:p>
          </table:table-cell>
          <table:table-cell table:style-name="ce1" office:value-type="string" calcext:value-type="string">
            <text:p>||xn - x(n-1)||</text:p>
          </table:table-cell>
          <table:table-cell table:style-name="ce1" office:value-type="string" calcext:value-type="string">
            <text:p>f(xn)</text:p>
          </table:table-cell>
          <table:table-cell table:style-name="ce1" office:value-type="string" calcext:value-type="string">
            <text:p>|f(xn) - f(x(n-1))|</text:p>
          </table:table-cell>
          <table:table-cell table:number-columns-repeated="101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1.9999995231628418, -1.9999995231628418</text:p>
          </table:table-cell>
          <table:table-cell office:value-type="float" office:value="138.592929786913" calcext:value-type="float">
            <text:p>138.592929786913</text:p>
          </table:table-cell>
          <table:table-cell office:value-type="float" office:value="169.999952316288" calcext:value-type="float">
            <text:p>169.999952316288</text:p>
          </table:table-cell>
          <table:table-cell office:value-type="float" office:value="153861.000047684" calcext:value-type="float">
            <text:p>153861.000047684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-0.33333349227905273, -1.3333334922790527</text:p>
          </table:table-cell>
          <table:table-cell office:value-type="float" office:value="2.42670281610367" calcext:value-type="float">
            <text:p>2.42670281610367</text:p>
          </table:table-cell>
          <table:table-cell office:value-type="float" office:value="4.44444232516958" calcext:value-type="float">
            <text:p>4.44444232516958</text:p>
          </table:table-cell>
          <table:table-cell office:value-type="float" office:value="165.555509991118" calcext:value-type="float">
            <text:p>165.555509991118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-0.5555558204650879, -0.8888888359069824</text:p>
          </table:table-cell>
          <table:table-cell office:value-type="float" office:value="0.496904231942242" calcext:value-type="float">
            <text:p>0.496904231942242</text:p>
          </table:table-cell>
          <table:table-cell office:value-type="float" office:value="1.97530628722575" calcext:value-type="float">
            <text:p>1.97530628722575</text:p>
          </table:table-cell>
          <table:table-cell office:value-type="float" office:value="2.46913603794383" calcext:value-type="float">
            <text:p>2.46913603794383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-0.7037034034729004, -0.5925936698913574</text:p>
          </table:table-cell>
          <table:table-cell office:value-type="float" office:value="0.331268066307761" calcext:value-type="float">
            <text:p>0.331268066307761</text:p>
          </table:table-cell>
          <table:table-cell office:value-type="float" office:value="0.877916731136565" calcext:value-type="float">
            <text:p>0.877916731136565</text:p>
          </table:table-cell>
          <table:table-cell office:value-type="float" office:value="1.09738955608918" calcext:value-type="float">
            <text:p>1.09738955608918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-0.8024687767028809, -0.3950629234313965</text:p>
          </table:table-cell>
          <table:table-cell office:value-type="float" office:value="0.220846088365374" calcext:value-type="float">
            <text:p>0.220846088365374</text:p>
          </table:table-cell>
          <table:table-cell office:value-type="float" office:value="0.3901858417737" calcext:value-type="float">
            <text:p>0.3901858417737</text:p>
          </table:table-cell>
          <table:table-cell office:value-type="float" office:value="0.487730889362865" calcext:value-type="float">
            <text:p>0.487730889362865</text:p>
          </table:table-cell>
          <table:table-cell table:number-columns-repeated="10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-0.8683123588562012, -0.26337575912475586</text:p>
          </table:table-cell>
          <table:table-cell office:value-type="float" office:value="0.147230725576916" calcext:value-type="float">
            <text:p>0.147230725576916</text:p>
          </table:table-cell>
          <table:table-cell office:value-type="float" office:value="0.173416348301316" calcext:value-type="float">
            <text:p>0.173416348301316</text:p>
          </table:table-cell>
          <table:table-cell office:value-type="float" office:value="0.216769493472384" calcext:value-type="float">
            <text:p>0.216769493472384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-0.912208080291748, -0.1755843162536621</text:p>
          </table:table-cell>
          <table:table-cell office:value-type="float" office:value="0.0981538170512775" calcext:value-type="float">
            <text:p>0.0981538170512775</text:p>
          </table:table-cell>
          <table:table-cell office:value-type="float" office:value="0.0770742116617384" calcext:value-type="float">
            <text:p>0.0770742116617384</text:p>
          </table:table-cell>
          <table:table-cell office:value-type="float" office:value="0.0963421366395778" calcext:value-type="float">
            <text:p>0.0963421366395778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-0.9414715766906738, -0.11705732345581055</text:p>
          </table:table-cell>
          <table:table-cell office:value-type="float" office:value="0.0654351672073183" calcext:value-type="float">
            <text:p>0.0654351672073183</text:p>
          </table:table-cell>
          <table:table-cell office:value-type="float" office:value="0.0342557633518936" calcext:value-type="float">
            <text:p>0.0342557633518936</text:p>
          </table:table-cell>
          <table:table-cell office:value-type="float" office:value="0.0428184483098448" calcext:value-type="float">
            <text:p>0.0428184483098448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-0.9609808921813965, -0.07803869247436523</text:p>
          </table:table-cell>
          <table:table-cell office:value-type="float" office:value="0.0436241556317455" calcext:value-type="float">
            <text:p>0.0436241556317455</text:p>
          </table:table-cell>
          <table:table-cell office:value-type="float" office:value="0.0152249077507349" calcext:value-type="float">
            <text:p>0.0152249077507349</text:p>
          </table:table-cell>
          <table:table-cell office:value-type="float" office:value="0.0190308556011587" calcext:value-type="float">
            <text:p>0.0190308556011587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-0.9739871025085449, -0.05202627182006836</text:p>
          </table:table-cell>
          <table:table-cell office:value-type="float" office:value="0.0290827704211637" calcext:value-type="float">
            <text:p>0.0290827704211637</text:p>
          </table:table-cell>
          <table:table-cell office:value-type="float" office:value="0.00676670836014637" calcext:value-type="float">
            <text:p>0.00676670836014637</text:p>
          </table:table-cell>
          <table:table-cell office:value-type="float" office:value="0.00845819939058856" calcext:value-type="float">
            <text:p>0.00845819939058856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-0.9826579093933105, -0.03468465805053711</text:p>
          </table:table-cell>
          <table:table-cell office:value-type="float" office:value="0.0193885136141091" calcext:value-type="float">
            <text:p>0.0193885136141091</text:p>
          </table:table-cell>
          <table:table-cell office:value-type="float" office:value="0.00300748106724313" calcext:value-type="float">
            <text:p>0.00300748106724313</text:p>
          </table:table-cell>
          <table:table-cell office:value-type="float" office:value="0.00375922729290323" calcext:value-type="float">
            <text:p>0.00375922729290323</text:p>
          </table:table-cell>
          <table:table-cell table:number-columns-repeated="10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-0.9884381294250488, -0.023124217987060547</text:p>
          </table:table-cell>
          <table:table-cell office:value-type="float" office:value="0.0129249649158728" calcext:value-type="float">
            <text:p>0.0129249649158728</text:p>
          </table:table-cell>
          <table:table-cell office:value-type="float" office:value="0.00133676851305609" calcext:value-type="float">
            <text:p>0.00133676851305609</text:p>
          </table:table-cell>
          <table:table-cell office:value-type="float" office:value="0.00167071255418705" calcext:value-type="float">
            <text:p>0.00167071255418705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-0.9922919273376465, -0.015416622161865234</text:p>
          </table:table-cell>
          <table:table-cell office:value-type="float" office:value="0.00861735410411515" calcext:value-type="float">
            <text:p>0.00861735410411515</text:p>
          </table:table-cell>
          <table:table-cell office:value-type="float" office:value="0.000594143842818085" calcext:value-type="float">
            <text:p>0.000594143842818085</text:p>
          </table:table-cell>
          <table:table-cell office:value-type="float" office:value="0.000742624670238001" calcext:value-type="float">
            <text:p>0.000742624670238001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office:value-type="string" calcext:value-type="string">
            <text:p>-0.9948611259460449, -0.01027822494506836</text:p>
          </table:table-cell>
          <table:table-cell office:value-type="float" office:value="0.00574490273607677" calcext:value-type="float">
            <text:p>0.00574490273607677</text:p>
          </table:table-cell>
          <table:table-cell office:value-type="float" office:value="0.000264080266560995" calcext:value-type="float">
            <text:p>0.000264080266560995</text:p>
          </table:table-cell>
          <table:table-cell office:value-type="float" office:value="0.000330063576257089" calcext:value-type="float">
            <text:p>0.000330063576257089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-0.9965739250183105, -0.006852626800537109</text:p>
          </table:table-cell>
          <table:table-cell office:value-type="float" office:value="0.00382993515738451" calcext:value-type="float">
            <text:p>0.00382993515738451</text:p>
          </table:table-cell>
          <table:table-cell office:value-type="float" office:value="0.000117379898938452" calcext:value-type="float">
            <text:p>0.000117379898938452</text:p>
          </table:table-cell>
          <table:table-cell office:value-type="float" office:value="0.000146700367622543" calcext:value-type="float">
            <text:p>0.000146700367622543</text:p>
          </table:table-cell>
          <table:table-cell table:number-columns-repeated="10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-0.9977154731750488, -0.004569530487060547</text:p>
          </table:table-cell>
          <table:table-cell office:value-type="float" office:value="0.00255257927805638" calcext:value-type="float">
            <text:p>0.00255257927805638</text:p>
          </table:table-cell>
          <table:table-cell office:value-type="float" office:value="0.0000521906292760832" calcext:value-type="float">
            <text:p>5.21906292760832E-05</text:p>
          </table:table-cell>
          <table:table-cell office:value-type="float" office:value="0.000065189269662369" calcext:value-type="float">
            <text:p>6.5189269662369E-05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office:value-type="string" calcext:value-type="string">
            <text:p>-0.998476505279541, -0.003047466278076172</text:p>
          </table:table-cell>
          <table:table-cell office:value-type="float" office:value="0.00170171951870425" calcext:value-type="float">
            <text:p>0.00170171951870425</text:p>
          </table:table-cell>
          <table:table-cell office:value-type="float" office:value="0.0000232103627695324" calcext:value-type="float">
            <text:p>2.32103627695324E-05</text:p>
          </table:table-cell>
          <table:table-cell office:value-type="float" office:value="0.0000289802665065508" calcext:value-type="float">
            <text:p>2.89802665065508E-05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office:value-type="string" calcext:value-type="string">
            <text:p>-0.9989838600158691, -0.002032756805419922</text:p>
          </table:table-cell>
          <table:table-cell office:value-type="float" office:value="0.00113447967913617" calcext:value-type="float">
            <text:p>0.00113447967913617</text:p>
          </table:table-cell>
          <table:table-cell office:value-type="float" office:value="0.000010325405810363" calcext:value-type="float">
            <text:p>1.0325405810363E-05</text:p>
          </table:table-cell>
          <table:table-cell office:value-type="float" office:value="0.0000128849569591694" calcext:value-type="float">
            <text:p>1.28849569591694E-05</text:p>
          </table:table-cell>
          <table:table-cell table:number-columns-repeated="10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office:value-type="string" calcext:value-type="string">
            <text:p>-0.9993224143981934, -0.0013556480407714844</text:p>
          </table:table-cell>
          <table:table-cell office:value-type="float" office:value="0.000757030612957406" calcext:value-type="float">
            <text:p>0.000757030612957406</text:p>
          </table:table-cell>
          <table:table-cell office:value-type="float" office:value="0.00000459122361462505" calcext:value-type="float">
            <text:p>4.59122361462505E-06</text:p>
          </table:table-cell>
          <table:table-cell office:value-type="float" office:value="0.00000573418219573796" calcext:value-type="float">
            <text:p>5.73418219573796E-06</text:p>
          </table:table-cell>
          <table:table-cell table:number-columns-repeated="10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-0.9995484352111816, -0.0009036064147949219</text:p>
          </table:table-cell>
          <table:table-cell office:value-type="float" office:value="0.000505397902171564" calcext:value-type="float">
            <text:p>0.000505397902171564</text:p>
          </table:table-cell>
          <table:table-cell office:value-type="float" office:value="0.00000203910872187407" calcext:value-type="float">
            <text:p>2.03910872187407E-06</text:p>
          </table:table-cell>
          <table:table-cell office:value-type="float" office:value="0.00000255211489275098" calcext:value-type="float">
            <text:p>2.55211489275098E-06</text:p>
          </table:table-cell>
          <table:table-cell table:number-columns-repeated="10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string" calcext:value-type="string">
            <text:p>-0.9996991157531738, -0.0006022453308105469</text:p>
          </table:table-cell>
          <table:table-cell office:value-type="float" office:value="0.000336931934781043" calcext:value-type="float">
            <text:p>0.000336931934781043</text:p>
          </table:table-cell>
          <table:table-cell office:value-type="float" office:value="0.00000090531443674991" calcext:value-type="float">
            <text:p>9.05314436749904E-07</text:p>
          </table:table-cell>
          <table:table-cell office:value-type="float" office:value="0.00000113379428512417" calcext:value-type="float">
            <text:p>1.13379428512417E-06</text:p>
          </table:table-cell>
          <table:table-cell table:number-columns-repeated="10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office:value-type="string" calcext:value-type="string">
            <text:p>-0.9997992515563965, -0.0004019737243652344</text:p>
          </table:table-cell>
          <table:table-cell office:value-type="float" office:value="0.000223910462987402" calcext:value-type="float">
            <text:p>0.000223910462987402</text:p>
          </table:table-cell>
          <table:table-cell office:value-type="float" office:value="0.00000040300051296072" calcext:value-type="float">
            <text:p>4.03000512960716E-07</text:p>
          </table:table-cell>
          <table:table-cell office:value-type="float" office:value="0.00000050231392378919" calcext:value-type="float">
            <text:p>5.02313923789188E-07</text:p>
          </table:table-cell>
          <table:table-cell table:number-columns-repeated="1019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penpyxl</meta:initial-creator>
    <meta:creation-date>2023-05-20T00:15:28</meta:creation-date>
    <dc:date>2023-05-20T03:16:18.055999565</dc:date>
    <meta:generator>LibreOffice/7.3.7.2$Linux_X86_64 LibreOffice_project/30$Build-2</meta:generator>
    <meta:editing-duration>PT41S</meta:editing-duration>
    <meta:editing-cycles>1</meta:editing-cycles>
    <meta:document-statistic meta:table-count="1" meta:cell-count="114" meta:object-count="0"/>
    <meta:user-defined meta:name="AppVersion">3.1</meta:user-defined>
  </office:meta>
</office:document-meta>
</file>